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10437103121101</text:p>
          </table:table-cell>
          <table:table-cell office:value-type="string" calcext:value-type="string">
            <text:p>2025-03-11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437103121101</text:p>
          </table:table-cell>
          <table:table-cell office:value-type="string" calcext:value-type="string">
            <text:p>2024-10-1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437103121101</text:p>
          </table:table-cell>
          <table:table-cell office:value-type="string" calcext:value-type="string">
            <text:p>2024-03-22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437103121101</text:p>
          </table:table-cell>
          <table:table-cell office:value-type="string" calcext:value-type="string">
            <text:p>2023-10-23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437103121101</text:p>
          </table:table-cell>
          <table:table-cell office:value-type="string" calcext:value-type="string">
            <text:p>2023-03-14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437103121101</text:p>
          </table:table-cell>
          <table:table-cell office:value-type="string" calcext:value-type="string">
            <text:p>2022-10-13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437103121101</text:p>
          </table:table-cell>
          <table:table-cell office:value-type="string" calcext:value-type="string">
            <text:p>2022-03-16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437103121101</text:p>
          </table:table-cell>
          <table:table-cell office:value-type="string" calcext:value-type="string">
            <text:p>2021-10-28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437103121101</text:p>
          </table:table-cell>
          <table:table-cell office:value-type="string" calcext:value-type="string">
            <text:p>2021-03-22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4371031211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4371031211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4371031211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4371031211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4371031211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4371031211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4371031211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4371031211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4371031211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4371031211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4371031211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4371031211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4371031211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4371031211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3632" calcext:value-type="float">
            <text:p>15.3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4371031211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4371031211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4371031211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4371031211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4371031211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4371031211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4371031211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4371031211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4371031211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1152" calcext:value-type="float">
            <text:p>18.3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4371031211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4371031211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7664" calcext:value-type="float">
            <text:p>18.64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4371031211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4371031211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068" calcext:value-type="float">
            <text:p>20.68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4371031211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4371031211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4371031211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4371031211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4371031211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4371031211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4371031211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4371031211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06" meta:object-count="0"/>
    <meta:user-defined meta:name="AppVersion">3.0</meta:user-defined>
  </office:meta>
</office:document-meta>
</file>